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044ceb" officeooo:paragraph-rsid="00044ceb"/>
    </style:style>
    <style:style style:name="P2" style:family="paragraph" style:parent-style-name="Standard">
      <style:text-properties officeooo:rsid="00050936" officeooo:paragraph-rsid="00050936"/>
    </style:style>
    <style:style style:name="P3" style:family="paragraph" style:parent-style-name="Standard">
      <style:text-properties officeooo:rsid="0009cbe6"/>
    </style:style>
    <style:style style:name="P4" style:family="paragraph" style:parent-style-name="Standard">
      <style:text-properties officeooo:rsid="0009cbe6" officeooo:paragraph-rsid="0009cbe6"/>
    </style:style>
    <style:style style:name="P5" style:family="paragraph" style:parent-style-name="Standard">
      <style:text-properties officeooo:rsid="00050936" officeooo:paragraph-rsid="00050936"/>
    </style:style>
    <style:style style:name="T1" style:family="text">
      <style:text-properties officeooo:rsid="0009cbe6"/>
    </style:style>
    <style:style style:name="T2" style:family="text">
      <style:text-properties officeooo:rsid="000d23e6"/>
    </style:style>
    <style:style style:name="T3" style:family="text">
      <style:text-properties officeooo:rsid="000e4b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cob M. Anderson</text:p>
      <text:p text:style-name="Standard">2921 Evergreen Lane</text:p>
      <text:p text:style-name="Standard">Aurora, IL 60502</text:p>
      <text:p text:style-name="Standard">(630) 840-6813</text:p>
      <text:p text:style-name="Standard">andersj@fnal.gov</text:p>
      <text:p text:style-name="Standard"/>
      <text:p text:style-name="Standard"><text:span text:style-name="T2">October</text:span><text:span text:style-name="T1"> 12</text:span>, 2013</text:p>
      <text:p text:style-name="Standard"/>
      <text:p text:style-name="Standard"/>
      <text:p text:style-name="P3"><text:span text:style-name="T2"/></text:p>
      <text:p text:style-name="P2">Department of Physics and Astronomy</text:p>
      <text:p text:style-name="P2">University of Pittsburgh<text:line-break/>100 Allen Hall<text:line-break/>3941 O'Hara St<text:line-break/>Pittsburgh PA 15260</text:p>
      <text:p text:style-name="P1"/>
      <text:p text:style-name="Standard">Dear <text:span text:style-name="T1">Search committee</text:span>:</text:p>
      <text:p text:style-name="Standard"/>
      <text:p text:style-name="P4">This letter is to begin my application for the faculty position in high energy physics. <text:s/><text:span text:style-name="T2">Following this lett</text:span><text:span text:style-name="T3">er</text:span><text:span text:style-name="T2"> you will find </text:span>my curriculum vitae which includes a list of publications, a statement of research and teaching interests. <text:s/><text:span text:style-name="T2">I have arranged to have reference letters sent on my behalf</text:span>. <text:s/>As detailed in my accompanying materials, I have significant experience in hadron calorimetry and <text:span text:style-name="T2">analysis of </text:span>diboson production <text:span text:style-name="T2">and decays at CMS. <text:s/>This experience will </text:span>allow me to <text:span text:style-name="T2">compliment and </text:span>enhance the ATLAS group. <text:s/><text:span text:style-name="T2">I am also interested in becoming engaged in intensity frontier experiments under consideration at Fermilab and elsewhere.</text:span> <text:s/>I am certain that I can make outstanding contributions to advance the scientific goals of the department and the university.</text:p>
      <text:p text:style-name="P2"/>
      <text:p text:style-name="Standard">I thank you for your time. <text:s/>Please contact me if more information or clarification is needed.</text:p>
      <text:p text:style-name="Standard"/>
      <text:p text:style-name="Standard">Sincerely,</text:p>
      <text:p text:style-name="Standard"/>
      <text:p text:style-name="Standard"/>
      <text:p text:style-name="Standard"/>
      <text:p text:style-name="Standard">Jacob M. Anders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 Anderson</meta:initial-creator>
    <meta:creation-date>2011-12-30T13:48:06.60</meta:creation-date>
    <dc:date>2013-10-12T14:13:53</dc:date>
    <meta:editing-duration>PT1H45M50S</meta:editing-duration>
    <meta:editing-cycles>13</meta:editing-cycles>
    <meta:generator>LibreOffice/4.0.5.2$MacOSX_x86 LibreOffice_project/5464147a081647a250913f19c0715bca595af2f</meta:generator>
    <meta:document-statistic meta:table-count="0" meta:image-count="0" meta:object-count="0" meta:page-count="1" meta:paragraph-count="13" meta:word-count="174" meta:character-count="1114" meta:non-whitespace-character-count="946"/>
  </office:meta>
</office:document-meta>
</file>